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4E00004D0E000039C2C013E976.svm" manifest:media-type=""/>
  <manifest:file-entry manifest:full-path="Pictures/2000005100004D0E000039C221CD1F96.svm" manifest:media-type=""/>
  <manifest:file-entry manifest:full-path="Pictures/2000003F00004D0E000039C27E664D0E.svm" manifest:media-type=""/>
  <manifest:file-entry manifest:full-path="Pictures/2000005400004D0E000039C263BCFC85.svm" manifest:media-type=""/>
  <manifest:file-entry manifest:full-path="Pictures/2000005700004D0E000039C2A5083869.svm" manifest:media-type=""/>
  <manifest:file-entry manifest:full-path="Pictures/2000004800004D0E000039C26DE5A8AE.svm" manifest:media-type=""/>
  <manifest:file-entry manifest:full-path="Pictures/2000005700004D0E000039C2445F51A9.svm" manifest:media-type=""/>
  <manifest:file-entry manifest:full-path="Pictures/2000004800004D0E000039C25FF27C93.svm" manifest:media-type=""/>
  <manifest:file-entry manifest:full-path="Pictures/2000004500004D0E000039C20EAD2775.svm" manifest:media-type=""/>
  <manifest:file-entry manifest:full-path="Pictures/2000004800004D0E000039C29E3B3F52.svm" manifest:media-type=""/>
  <manifest:file-entry manifest:full-path="Pictures/2000004500004D0E000039C23F0E1AA5.svm" manifest:media-type=""/>
  <manifest:file-entry manifest:full-path="Pictures/2000005400005A2600004083A3F5999D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b4c36" officeooo:paragraph-rsid="0005d1ab"/>
    </style:style>
    <style:style style:name="P2" style:family="paragraph" style:parent-style-name="Header">
      <style:paragraph-properties fo:text-align="center" style:justify-single-word="false" fo:break-before="page"/>
      <style:text-properties officeooo:rsid="001b4c36" officeooo:paragraph-rsid="0005d1ab"/>
    </style:style>
    <style:style style:name="P3" style:family="paragraph" style:parent-style-name="Footer">
      <style:paragraph-properties fo:text-align="center" style:justify-single-word="false"/>
    </style:style>
    <style:style style:name="T1" style:family="text">
      <style:text-properties officeooo:rsid="001e0f9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Bild1" text:anchor-type="paragraph" svg:width="16.129cm" svg:height="11.543cm" draw:z-index="0"><draw:image xlink:href="Pictures/2000005400005A2600004083A3F5999D.svm" xlink:type="simple" xlink:show="embed" xlink:actuate="onLoad"/></draw:frame><draw:frame draw:style-name="fr2" draw:name="Bild2" text:anchor-type="paragraph" svg:x="0.483cm" svg:y="12.012cm" svg:width="16.034cm" svg:height="11.411cm" draw:z-index="1"><draw:image xlink:href="Pictures/2000004500004D0E000039C23F0E1AA5.svm" xlink:type="simple" xlink:show="embed" xlink:actuate="onLoad"/></draw:frame></text:p>
      <text:p text:style-name="P2"><draw:frame draw:style-name="fr1" draw:name="Bild3" text:anchor-type="paragraph" svg:width="15.632cm" svg:height="11.716cm" draw:z-index="2"><draw:image xlink:href="Pictures/2000004800004D0E000039C25FF27C93.svm" xlink:type="simple" xlink:show="embed" xlink:actuate="onLoad"/></draw:frame><draw:frame draw:style-name="fr2" draw:name="Bild4" text:anchor-type="paragraph" svg:x="0.702cm" svg:y="11.906cm" svg:width="15.596cm" svg:height="11.689cm" draw:z-index="3"><draw:image xlink:href="Pictures/2000004800004D0E000039C26DE5A8AE.svm" xlink:type="simple" xlink:show="embed" xlink:actuate="onLoad"/></draw:frame></text:p>
      <text:p text:style-name="P2"><draw:frame draw:style-name="fr1" draw:name="Bild5" text:anchor-type="paragraph" svg:width="16.143cm" svg:height="12.1cm" draw:z-index="4"><draw:image xlink:href="Pictures/2000005700004D0E000039C2A5083869.svm" xlink:type="simple" xlink:show="embed" xlink:actuate="onLoad"/></draw:frame><draw:frame draw:style-name="fr2" draw:name="Bild6" text:anchor-type="paragraph" svg:x="0.429cm" svg:y="12.231cm" svg:width="16.147cm" svg:height="11.492cm" draw:z-index="5"><draw:image xlink:href="Pictures/2000005400004D0E000039C263BCFC85.svm" xlink:type="simple" xlink:show="embed" xlink:actuate="onLoad"/></draw:frame></text:p>
      <text:p text:style-name="P2"><draw:frame draw:style-name="fr1" draw:name="Bild7" text:anchor-type="paragraph" svg:width="15.494cm" svg:height="11.612cm" draw:z-index="6"><draw:image xlink:href="Pictures/2000005700004D0E000039C2445F51A9.svm" xlink:type="simple" xlink:show="embed" xlink:actuate="onLoad"/></draw:frame><draw:frame draw:style-name="fr2" draw:name="Bild8" text:anchor-type="paragraph" svg:x="0.736cm" svg:y="11.748cm" svg:width="15.386cm" svg:height="11.532cm" draw:z-index="7"><draw:image xlink:href="Pictures/2000004800004D0E000039C29E3B3F52.svm" xlink:type="simple" xlink:show="embed" xlink:actuate="onLoad"/></draw:frame></text:p>
      <text:p text:style-name="P2"><draw:frame draw:style-name="fr1" draw:name="Bild9" text:anchor-type="paragraph" svg:width="15.97cm" svg:height="11.97cm" draw:z-index="8"><draw:image xlink:href="Pictures/2000003F00004D0E000039C27E664D0E.svm" xlink:type="simple" xlink:show="embed" xlink:actuate="onLoad"/></draw:frame><draw:frame draw:style-name="fr2" draw:name="Bild10" text:anchor-type="paragraph" svg:x="0.48cm" svg:y="11.642cm" svg:width="16.006cm" svg:height="11.996cm" draw:z-index="9"><draw:image xlink:href="Pictures/2000004500004D0E000039C20EAD2775.svm" xlink:type="simple" xlink:show="embed" xlink:actuate="onLoad"/></draw:frame></text:p>
      <text:p text:style-name="P2"><draw:frame draw:style-name="fr1" draw:name="Bild11" text:anchor-type="paragraph" svg:width="15.635cm" svg:height="11.719cm" draw:z-index="10"><draw:image xlink:href="Pictures/2000005100004D0E000039C221CD1F96.svm" xlink:type="simple" xlink:show="embed" xlink:actuate="onLoad"/></draw:frame><draw:frame draw:style-name="fr2" draw:name="Bild12" text:anchor-type="paragraph" svg:x="0.616cm" svg:y="11.876cm" svg:width="15.769cm" svg:height="11.82cm" draw:z-index="11"><draw:image xlink:href="Pictures/2000004E00004D0E000039C2C013E976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b4c36" officeooo:paragraph-rsid="0005d1a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e0f9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Hochpass – Simulation Time: 10 – Variable Steps - <text:span text:style-name="MT1">Testing</text:span></text:p>
      </style:header>
      <style:footer>
        <text:p text:style-name="MP2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Knabbe</meta:initial-creator>
    <meta:creation-date>2016-04-18T20:08:16.153000000</meta:creation-date>
    <dc:date>2016-04-18T20:37:39.027000000</dc:date>
    <dc:creator>Wolfgang Knabbe</dc:creator>
    <meta:editing-duration>PT29M20S</meta:editing-duration>
    <meta:editing-cycles>6</meta:editing-cycles>
    <meta:generator>LibreOffice/4.4.7.2$Windows_x86 LibreOffice_project/f3153a8b245191196a4b6b9abd1d0da16eead600</meta:generator>
    <meta:document-statistic meta:table-count="0" meta:image-count="12" meta:object-count="0" meta:page-count="6" meta:paragraph-count="2" meta:word-count="9" meta:character-count="58" meta:non-whitespace-character-count="49"/>
  </office:meta>
</office:document-meta>
</file>